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6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8" style:family="paragraph" style:parent-style-name="Normal_20__28_Web_29_" style:master-page-name="Standard">
      <style:paragraph-properties fo:text-align="justify" style:justify-single-word="false" style:page-number="auto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fo:color="#000000" style:font-name="Tahoma" fo:font-size="12pt" style:font-size-asian="12pt" style:font-name-complex="Tahoma" style:font-size-complex="12pt"/>
    </style:style>
    <style:style style:name="T2" style:family="text">
      <style:text-properties fo:color="#000000" style:font-name="Tahoma" style:font-name-complex="Tahoma"/>
    </style:style>
    <style:style style:name="T3" style:family="text">
      <style:text-properties fo:color="#000000" style:font-name="Arial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language="es" fo:country="AR" style:font-name-complex="Arial"/>
    </style:style>
    <style:style style:name="T7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n_juzgado</text:span><text:span text:style-name="T4"> </text:span></text:p>
      <text:p text:style-name="P1">ACOMPAÑA CROQUIS. SOLICITA MANDAMIENTO CON ADJUNCION DE CROQUIS.</text:p>
      <text:p text:style-name="P1"/>
      <text:p text:style-name="P1"/>
      <text:p text:style-name="P2">Señor Juez:</text:p>
      <text:p text:style-name="P10"><text:span text:style-name="T2">$abogado_descripcion</text:span><text:span text:style-name="T3">, en mi carácter de apoderado de </text:span><text:span text:style-name="T2">$nombre_empresa</text:span><text:span text:style-name="T3">., con el domicilio constituido en autos en calle 48 Nº 726, 5º Piso <text:s/>de La Plata,</text:span><text:span text:style-name="T6"> en los autos caratulados “</text:span><text:span text:style-name="T2">$nombre_empresa</text:span><text:span text:style-name="T3">. c/</text:span><text:span text:style-name="T6"> <text:s text:c="16"/></text:span><text:span text:style-name="T2">$nombreCliente</text:span><text:span text:style-name="T7"> </text:span><text:span text:style-name="T3">s/ Cobro Ejecutivo” </text:span><text:span text:style-name="T7">a V. S. digo:</text:span></text:p>
      <text:p text:style-name="P11"/>
      <text:p text:style-name="P7"><text:span text:style-name="T4">I.-</text:span><text:span text:style-name="T5"> Que visto lo informado por el oficial de justicia, acompaño croquis con foto del domicilio del demandado a efecto de individualizar el inmueble, solicitando se libre nuevo mandamiento a los mismos fines que el anterior con adjunción de croquis. </text:span></text:p>
      <text:p text:style-name="P12"/>
      <text:p text:style-name="P3">PROVEER DE CONFORMIDAD</text:p>
      <text:p text:style-name="P3">SERA JUSTICIA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Absatz-Standardschriftart" style:family="text"/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1.984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5-06T16:49:00</meta:creation-date>
    <dc:creator>geraldine</dc:creator>
    <dc:date>2012-05-06T17:00:00</dc:date>
    <meta:print-date>2008-12-19T16:42:00</meta:print-date>
    <meta:editing-cycles>3</meta:editing-cycles>
    <meta:editing-duration>PT1M</meta:editing-duration>
    <meta:document-statistic meta:table-count="0" meta:image-count="0" meta:object-count="0" meta:page-count="1" meta:paragraph-count="7" meta:word-count="95" meta:character-count="631"/>
    <meta:generator>OpenOffice.org/3.3$Win32 OpenOffice.org_project/330m20$Build-9567</meta:generator>
  </office:meta>
</office:document-meta>
</file>